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Sans1" svg:font-family="'Lucida Sans'" style:font-family-generic="swiss"/>
    <style:font-face style:name="Andale Mono" svg:font-family="'Andale Mono'" style:font-pitch="variable"/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loext:opacity="0%" style:font-name="Helvetica"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P3" style:family="paragraph" style:parent-style-name="Standard">
      <style:paragraph-properties>
        <style:tab-stops>
          <style:tab-stop style:position="0.988cm"/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loext:opacity="0%" style:font-name="Helvetica" fo:font-size="14pt" fo:font-style="normal" style:text-underline-style="none" fo:font-weight="normal" style:font-size-asian="14pt" style:font-style-asian="normal" style:font-weight-asian="normal"/>
    </style:style>
    <style:style style:name="P4" style:family="paragraph" style:parent-style-name="Standard">
      <style:paragraph-properties>
        <style:tab-stops>
          <style:tab-stop style:position="0.988cm"/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loext:opacity="0%" style:font-name="ArialMT" fo:font-size="14pt" fo:font-style="normal" style:text-underline-style="none" fo:font-weight="normal" style:font-size-asian="14pt" style:font-style-asian="normal" style:font-weight-asian="normal"/>
    </style:style>
    <style:style style:name="P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ArialMT" fo:font-size="14pt" fo:font-style="normal" style:text-underline-style="none" fo:font-weight="normal" style:font-size-asian="14pt" style:font-style-asian="normal" style:font-weight-asian="normal"/>
    </style:style>
    <style:style style:name="P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ArialMT" fo:font-size="14pt" fo:font-style="italic" style:text-underline-style="none" fo:font-weight="normal" officeooo:rsid="001d6809" officeooo:paragraph-rsid="0023f819" style:font-size-asian="14pt" style:font-style-asian="italic" style:font-weight-asian="normal" style:font-weight-complex="normal"/>
    </style:style>
    <style:style style:name="P7" style:family="paragraph" style:parent-style-name="Standard">
      <style:paragraph-properties>
        <style:tab-stops>
          <style:tab-stop style:position="0.988cm"/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0.988cm"/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1d6809"/>
    </style:style>
    <style:style style:name="P9" style:family="paragraph" style:parent-style-name="Standard">
      <style:paragraph-properties>
        <style:tab-stops>
          <style:tab-stop style:position="0.988cm"/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1f413a"/>
    </style:style>
    <style:style style:name="P10" style:family="paragraph" style:parent-style-name="Standard">
      <style:paragraph-properties>
        <style:tab-stops>
          <style:tab-stop style:position="0.988cm"/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204d55"/>
    </style:style>
    <style:style style:name="P1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MT" fo:font-size="14pt" fo:font-style="normal" style:text-underline-style="none" fo:font-weight="normal" style:font-size-asian="14pt" style:font-style-asian="normal" style:font-weight-asian="normal"/>
    </style:style>
    <style:style style:name="P1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MT" fo:font-size="14pt" fo:font-style="italic" style:text-underline-style="none" fo:font-weight="normal" style:font-size-asian="14pt" style:font-style-asian="italic" style:font-weight-asian="normal"/>
    </style:style>
    <style:style style:name="P1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MT" fo:font-size="14pt" fo:font-style="italic" style:text-underline-style="none" fo:font-weight="normal" style:font-size-asian="14pt" style:font-style-asian="italic" style:font-weight-asian="normal" style:font-style-complex="italic"/>
    </style:style>
    <style:style style:name="P15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tyle="normal" style:font-style-asian="normal" style:font-style-complex="normal"/>
    </style:style>
    <style:style style:name="P1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underline-style="none" fo:font-weight="normal" officeooo:rsid="001d6809" officeooo:paragraph-rsid="001d6809" style:font-weight-asian="normal" style:font-weight-complex="normal"/>
    </style:style>
    <style:style style:name="P1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underline-style="none" fo:font-weight="normal" officeooo:rsid="001d6809" officeooo:paragraph-rsid="0023f819" style:font-weight-asian="normal" style:font-weight-complex="normal"/>
    </style:style>
    <style:style style:name="P1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underline-style="none"/>
    </style:style>
    <style:style style:name="P19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tyle="italic" style:text-underline-style="none" fo:font-weight="normal" officeooo:paragraph-rsid="001d6809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tyle="italic" officeooo:rsid="001f413a" officeooo:paragraph-rsid="00225bdc" style:font-style-asian="italic" style:font-style-complex="italic"/>
    </style:style>
    <style:style style:name="P2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tyle="italic" fo:background-color="#ffff00" style:font-style-asian="italic" style:font-style-complex="italic"/>
    </style:style>
    <style:style style:name="P2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18pt" style:text-underline-style="solid" style:text-underline-width="auto" style:text-underline-color="font-color" fo:font-weight="bold" officeooo:paragraph-rsid="00204d55" style:font-size-asian="18pt" style:font-weight-asian="bold" style:font-size-complex="18pt" style:font-weight-complex="bold"/>
    </style:style>
    <style:style style:name="P23" style:family="paragraph" style:parent-style-name="Standard">
      <style:paragraph-properties fo:break-before="pag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4" style:family="paragraph" style:parent-style-name="Standard">
      <style:paragraph-properties fo:break-before="page">
        <style:tab-stops>
          <style:tab-stop style:position="0.988cm"/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204d55"/>
    </style:style>
    <style:style style:name="P25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6" style:family="paragraph" style:parent-style-name="Standard" style:master-page-name="">
      <loext:graphic-properties draw:fill="none"/>
      <style:paragraph-properties fo:margin-left="0cm" fo:margin-right="0cm" fo:text-indent="-0.101cm" style:auto-text-indent="false" style:page-number="auto" fo:background-color="transparent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7" style:family="paragraph">
      <style:text-properties fo:font-size="14pt" fo:background-color="#ffff00" style:font-size-asian="14pt" style:font-size-complex="14pt"/>
    </style:style>
    <style:style style:name="P28" style:family="paragraph">
      <loext:graphic-properties draw:fill="none" draw:fill-color="#ffffff"/>
      <style:text-properties fo:font-size="14pt" fo:background-color="#ffff00" style:font-size-asian="14pt" style:font-size-complex="14pt"/>
    </style:style>
    <style:style style:name="P2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use-window-font-color="true" loext:opacity="0%" style:font-name="Helvetica" fo:font-size="14pt" style:font-size-asian="14pt"/>
    </style:style>
    <style:style style:name="T2" style:family="text">
      <style:text-properties style:use-window-font-color="true" loext:opacity="0%" style:font-name="Helvetica" fo:font-size="14pt" officeooo:rsid="001d6809" style:font-size-asian="14pt"/>
    </style:style>
    <style:style style:name="T3" style:family="text">
      <style:text-properties style:use-window-font-color="true" loext:opacity="0%" style:font-name="Helvetica"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4" style:family="text">
      <style:text-properties style:use-window-font-color="true" loext:opacity="0%" style:font-name="Helvetica" fo:font-size="14pt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5" style:family="text">
      <style:text-properties style:use-window-font-color="true" loext:opacity="0%" style:font-name="Helvetica" fo:font-size="14pt" fo:font-style="normal" style:text-underline-style="solid" style:text-underline-width="auto" style:text-underline-color="font-color" fo:font-weight="bold" officeooo:rsid="001d6809" style:font-size-asian="14pt" style:font-style-asian="normal" style:font-weight-asian="bold" style:font-weight-complex="bold"/>
    </style:style>
    <style:style style:name="T6" style:family="text">
      <style:text-properties style:use-window-font-color="true" loext:opacity="0%" style:font-name="Helvetica" fo:font-size="14pt" fo:font-style="normal" style:text-underline-style="none" fo:font-weight="normal" style:font-size-asian="14pt" style:font-style-asian="normal" style:font-weight-asian="normal"/>
    </style:style>
    <style:style style:name="T7" style:family="text">
      <style:text-properties style:use-window-font-color="true" loext:opacity="0%" style:font-name="Helvetica" fo:font-size="14pt" fo:font-style="normal" style:text-underline-style="none" fo:font-weight="normal" officeooo:rsid="001d6809" style:font-size-asian="14pt" style:font-style-asian="normal" style:font-weight-asian="normal"/>
    </style:style>
    <style:style style:name="T8" style:family="text">
      <style:text-properties style:use-window-font-color="true" loext:opacity="0%" style:font-name="Helvetica" fo:font-size="14pt" style:text-underline-style="solid" style:text-underline-width="auto" style:text-underline-color="font-color" fo:font-weight="bold" officeooo:rsid="001d6809" style:font-size-asian="14pt" style:font-weight-asian="bold"/>
    </style:style>
    <style:style style:name="T9" style:family="text">
      <style:text-properties style:use-window-font-color="true" loext:opacity="0%" style:font-name="Helvetica" fo:font-size="14pt" style:text-underline-style="solid" style:text-underline-width="auto" style:text-underline-color="font-color" fo:font-weight="bold" style:font-size-asian="14pt" style:font-weight-asian="bold"/>
    </style:style>
    <style:style style:name="T10" style:family="text">
      <style:text-properties style:use-window-font-color="true" loext:opacity="0%" style:font-name="Helvetica" fo:font-size="14pt" style:text-underline-style="none" officeooo:rsid="00225bdc" style:font-size-asian="14pt"/>
    </style:style>
    <style:style style:name="T11" style:family="text">
      <style:text-properties style:use-window-font-color="true" loext:opacity="0%" style:font-name="Helvetica" officeooo:rsid="001d6809"/>
    </style:style>
    <style:style style:name="T12" style:family="text">
      <style:text-properties style:use-window-font-color="true" loext:opacity="0%" style:font-name="Helvetica"/>
    </style:style>
    <style:style style:name="T13" style:family="text">
      <style:text-properties style:use-window-font-color="true" loext:opacity="0%" style:font-name="ArialMT" fo:font-size="14pt" fo:font-style="normal" style:text-underline-style="none" fo:font-weight="normal" style:font-size-asian="14pt" style:font-style-asian="normal" style:font-weight-asian="normal"/>
    </style:style>
    <style:style style:name="T14" style:family="text">
      <style:text-properties style:use-window-font-color="true" loext:opacity="0%" style:font-name="ArialMT" fo:font-size="14pt" fo:font-style="normal" style:text-underline-style="none" fo:font-weight="normal" officeooo:rsid="001d6809" style:font-size-asian="14pt" style:font-style-asian="normal" style:font-weight-asian="normal"/>
    </style:style>
    <style:style style:name="T15" style:family="text">
      <style:text-properties style:use-window-font-color="true" loext:opacity="0%" style:font-name="ArialMT" fo:font-size="14pt" fo:font-style="normal" style:text-underline-style="none" fo:font-weight="normal" officeooo:rsid="001f413a" style:font-size-asian="14pt" style:font-style-asian="normal" style:font-weight-asian="normal"/>
    </style:style>
    <style:style style:name="T16" style:family="text">
      <style:text-properties style:use-window-font-color="true" loext:opacity="0%" style:font-name="ArialMT" fo:font-size="14pt" fo:font-style="normal" style:text-underline-style="none" fo:font-weight="normal" officeooo:rsid="001f413a" style:font-size-asian="14pt" style:font-style-asian="normal" style:font-weight-asian="normal" style:font-style-complex="italic"/>
    </style:style>
    <style:style style:name="T17" style:family="text">
      <style:text-properties style:use-window-font-color="true" loext:opacity="0%" style:font-name="ArialMT" fo:font-size="14pt" fo:font-style="normal" style:text-underline-style="none" fo:font-weight="bold" style:font-size-asian="14pt" style:font-style-asian="normal" style:font-weight-asian="bold"/>
    </style:style>
    <style:style style:name="T18" style:family="text">
      <style:text-properties style:use-window-font-color="true" loext:opacity="0%" style:font-name="ArialMT" fo:font-size="14pt" fo:font-style="normal" style:text-underline-style="none" fo:font-weight="bold" officeooo:rsid="001d6809" style:font-size-asian="14pt" style:font-style-asian="normal" style:font-weight-asian="bold" style:font-weight-complex="bold"/>
    </style:style>
    <style:style style:name="T19" style:family="text">
      <style:text-properties style:use-window-font-color="true" loext:opacity="0%" style:font-name="ArialMT" fo:font-size="14pt" fo:font-style="normal" style:text-underline-style="none" fo:font-weight="bold" officeooo:rsid="001d6809" style:font-size-asian="14pt" style:font-style-asian="normal" style:font-weight-asian="bold" style:font-style-complex="normal" style:font-weight-complex="bold"/>
    </style:style>
    <style:style style:name="T20" style:family="text">
      <style:text-properties style:use-window-font-color="true" loext:opacity="0%" style:font-name="ArialMT" fo:font-size="14pt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21" style:family="text">
      <style:text-properties style:use-window-font-color="true" loext:opacity="0%" style:font-name="ArialMT" fo:font-size="14pt" fo:font-style="normal" style:text-underline-style="solid" style:text-underline-width="auto" style:text-underline-color="font-color" fo:font-weight="bold" officeooo:rsid="001d6809" style:font-size-asian="14pt" style:font-style-asian="normal" style:font-weight-asian="bold" style:font-weight-complex="bold"/>
    </style:style>
    <style:style style:name="T22" style:family="text">
      <style:text-properties style:use-window-font-color="true" loext:opacity="0%" style:font-name="ArialMT" fo:font-size="14pt" fo:font-style="normal" style:text-underline-style="solid" style:text-underline-width="auto" style:text-underline-color="font-color" fo:font-weight="bold" style:font-size-asian="14pt" style:font-style-asian="normal" style:font-weight-asian="bold" style:font-weight-complex="bold"/>
    </style:style>
    <style:style style:name="T23" style:family="text">
      <style:text-properties style:use-window-font-color="true" loext:opacity="0%" style:font-name="ArialMT" fo:font-size="14pt" fo:font-style="normal" style:text-underline-style="solid" style:text-underline-width="auto" style:text-underline-color="font-color" fo:font-weight="bold" officeooo:rsid="001d6809" style:font-size-asian="14pt" style:font-style-asian="normal" style:font-weight-asian="bold"/>
    </style:style>
    <style:style style:name="T24" style:family="text">
      <style:text-properties style:use-window-font-color="true" loext:opacity="0%" style:font-name="ArialMT" fo:font-size="14pt" fo:font-style="normal" style:text-underline-style="solid" style:text-underline-width="auto" style:text-underline-color="font-color" fo:font-weight="normal" style:font-size-asian="14pt" style:font-style-asian="normal" style:font-weight-asian="normal"/>
    </style:style>
    <style:style style:name="T25" style:family="text">
      <style:text-properties style:use-window-font-color="true" loext:opacity="0%" style:font-name="ArialMT" fo:font-size="14pt" fo:font-style="italic" style:text-underline-style="none" fo:font-weight="normal" style:font-size-asian="14pt" style:font-style-asian="italic" style:font-weight-asian="normal"/>
    </style:style>
    <style:style style:name="T26" style:family="text">
      <style:text-properties style:use-window-font-color="true" loext:opacity="0%" style:font-name="ArialMT" fo:font-size="14pt" fo:font-style="italic" style:text-underline-style="none" fo:font-weight="normal" officeooo:rsid="001f413a" style:font-size-asian="14pt" style:font-style-asian="italic" style:font-weight-asian="normal" style:font-style-complex="italic"/>
    </style:style>
    <style:style style:name="T27" style:family="text">
      <style:text-properties style:use-window-font-color="true" loext:opacity="0%" style:font-name="ArialMT" fo:font-size="14pt" fo:font-style="italic" style:text-underline-style="none" fo:font-weight="bold" style:font-size-asian="14pt" style:font-style-asian="italic" style:font-weight-asian="bold"/>
    </style:style>
    <style:style style:name="T28" style:family="text">
      <style:text-properties style:use-window-font-color="true" loext:opacity="0%" style:font-name="ArialMT"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29" style:family="text">
      <style:text-properties style:use-window-font-color="true" loext:opacity="0%" style:font-name="ArialMT" fo:font-size="14pt" fo:font-style="italic" fo:font-weight="bold" style:font-size-asian="14pt" style:font-style-asian="italic" style:font-weight-asian="bold"/>
    </style:style>
    <style:style style:name="T30" style:family="text">
      <style:text-properties style:use-window-font-color="true" loext:opacity="0%" style:font-name="ArialMT" fo:font-size="14pt" fo:font-style="italic" fo:font-weight="bold" style:font-size-asian="14pt" style:font-style-asian="italic" style:font-weight-asian="bold" style:font-weight-complex="bold"/>
    </style:style>
    <style:style style:name="T31" style:family="text">
      <style:text-properties style:use-window-font-color="true" loext:opacity="0%" style:font-name="ArialMT" fo:font-size="14pt" fo:font-style="italic" style:font-size-asian="14pt" style:font-style-asian="italic"/>
    </style:style>
    <style:style style:name="T32" style:family="text">
      <style:text-properties style:use-window-font-color="true" loext:opacity="0%" style:font-name="ArialMT" fo:font-size="14pt" fo:font-style="italic" officeooo:rsid="0023f819" style:font-size-asian="14pt" style:font-style-asian="italic"/>
    </style:style>
    <style:style style:name="T33" style:family="text">
      <style:text-properties style:use-window-font-color="true" loext:opacity="0%" style:font-name="ArialMT" fo:font-size="14pt" style:text-underline-style="none" fo:font-weight="normal" style:font-size-asian="14pt" style:font-weight-asian="normal"/>
    </style:style>
    <style:style style:name="T34" style:family="text">
      <style:text-properties style:use-window-font-color="true" loext:opacity="0%" style:font-name="ArialMT" fo:font-size="14pt" style:text-underline-style="none" fo:font-weight="normal" officeooo:rsid="001d6809" style:font-size-asian="14pt" style:font-weight-asian="normal"/>
    </style:style>
    <style:style style:name="T35" style:family="text">
      <style:text-properties style:use-window-font-color="true" loext:opacity="0%" style:font-name="ArialMT" fo:font-size="14pt" style:text-underline-style="none" fo:font-weight="bold" officeooo:rsid="001d6809" style:font-size-asian="14pt" style:font-weight-asian="bold" style:font-weight-complex="bold"/>
    </style:style>
    <style:style style:name="T36" style:family="text">
      <style:text-properties fo:color="#000000" loext:opacity="100%" style:font-name="ArialMT" fo:font-size="14pt" fo:font-style="normal" style:text-underline-style="none" fo:font-weight="normal" style:font-size-asian="14pt" style:font-style-asian="normal" style:font-weight-asian="normal"/>
    </style:style>
    <style:style style:name="T37" style:family="text">
      <style:text-properties fo:color="#000000" loext:opacity="100%" style:font-name="ArialMT" fo:font-size="14pt" fo:font-style="normal" style:text-underline-style="none" fo:font-weight="normal" officeooo:rsid="001d6809" style:font-size-asian="14pt" style:font-style-asian="normal" style:font-weight-asian="normal"/>
    </style:style>
    <style:style style:name="T38" style:family="text">
      <style:text-properties fo:color="#000000" loext:opacity="100%" style:font-name="ArialMT" fo:font-size="14pt" fo:font-style="italic" style:text-underline-style="none" fo:font-weight="normal" style:font-size-asian="14pt" style:font-style-asian="italic" style:font-weight-asian="normal"/>
    </style:style>
    <style:style style:name="T39" style:family="text">
      <style:text-properties fo:color="#000000" loext:opacity="100%" style:font-name="ArialMT" fo:font-size="14pt" fo:font-style="italic" style:text-underline-style="none" fo:font-weight="normal" style:font-size-asian="14pt" style:font-style-asian="italic" style:font-weight-asian="normal" style:font-style-complex="italic"/>
    </style:style>
    <style:style style:name="T40" style:family="text">
      <style:text-properties fo:color="#000000" loext:opacity="100%" style:font-name="ArialMT" fo:font-size="14pt" fo:font-style="italic" style:text-underline-style="none" fo:font-weight="normal" officeooo:rsid="0020db92" style:font-size-asian="14pt" style:font-style-asian="italic" style:font-weight-asian="normal" style:font-style-complex="italic"/>
    </style:style>
    <style:style style:name="T41" style:family="text">
      <style:text-properties fo:color="#000000" loext:opacity="100%" style:font-name="ArialMT" fo:font-size="14pt" fo:font-style="italic" style:text-underline-style="none" fo:font-weight="normal" officeooo:rsid="0020db92" style:font-size-asian="14pt" style:font-style-asian="italic" style:font-weight-asian="normal"/>
    </style:style>
    <style:style style:name="T42" style:family="text">
      <style:text-properties fo:color="#000000" loext:opacity="100%" style:font-name="ArialMT" fo:font-size="14pt" fo:font-style="italic" style:text-underline-style="none" fo:font-weight="bold" style:font-size-asian="14pt" style:font-style-asian="italic" style:font-weight-asian="bold"/>
    </style:style>
    <style:style style:name="T43" style:family="text">
      <style:text-properties fo:color="#000000" loext:opacity="100%" style:font-name="ArialMT"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23f819"/>
    </style:style>
    <style:style style:name="T46" style:family="text">
      <style:text-properties style:font-name="Andale Mono" fo:font-size="14pt" fo:background-color="#ffff00" style:font-size-asian="14pt" style:font-size-complex="14pt"/>
    </style:style>
    <style:style style:name="T47" style:family="text">
      <style:text-properties style:font-name="Andale Mono" fo:font-size="14pt" style:font-size-asian="14pt" style:font-size-complex="14pt"/>
    </style:style>
    <style:style style:name="T48" style:family="text">
      <style:text-properties style:font-name="Andale Mono" fo:font-size="14pt" fo:font-style="italic" style:font-size-asian="14pt" style:font-style-asian="italic" style:font-size-complex="14pt" style:font-style-complex="italic"/>
    </style:style>
    <style:style style:name="T49" style:family="text">
      <style:text-properties fo:font-size="14pt" style:font-size-asian="14pt" style:font-size-complex="14pt"/>
    </style:style>
    <style:style style:name="gr1" style:family="graphic">
      <style:graphic-properties draw:stroke="none" svg:stroke-color="#000000" draw:fill="none" draw:fill-color="#ffffff" fo:min-height="2.2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5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3.3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9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9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79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6.6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1">Household c</text:span><text:span text:style-name="T12">ensus questions:</text:span></text:p>
      <text:p text:style-name="P26"><text:span text:style-name="T12"/></text:p>
      <text:p text:style-name="P20"><draw:frame text:anchor-type="paragraph" draw:z-index="11" draw:name="Shape1_10" draw:style-name="gr1" draw:text-style-name="P28" svg:width="4.698cm" svg:height="2.297cm" svg:x="-4.86cm" svg:y="0.005cm"><draw:text-box><text:p text:style-name="P27"><text:span text:style-name="T46">Names of variables are written in this column</text:span></text:p></draw:text-box></draw:frame><text:span text:style-name="T1">These are in sections relating to the questionnaires structure.</text:span></text:p>
      <text:p text:style-name="P20"><text:span text:style-name="T10"/></text:p>
      <text:p text:style-name="P1"><text:span text:style-name="T3"/></text:p>
      <text:p text:style-name="P1"><text:span text:style-name="T3">Household id generation:</text:span></text:p>
      <text:p text:style-name="P19"><text:span text:style-name="T2">This would best be </text:span><text:span text:style-name="T1">done outside of </text:span><text:span text:style-name="T2">the </text:span><text:span text:style-name="T1">house</text:span></text:p>
      <text:p text:style-name="P1"><text:span text:style-name="T3"/></text:p>
      <text:p text:style-name="P1"><draw:frame text:anchor-type="paragraph" draw:z-index="0" draw:name="Shape1" draw:style-name="gr1" draw:text-style-name="P31" svg:width="5.337cm" svg:height="2.297cm" svg:x="-4.86cm" svg:y="0.005cm"><draw:text-box><text:p text:style-name="P30"><text:span text:style-name="T47">household_image</text:span></text:p><text:p text:style-name="P30"><text:span text:style-name="T47">location</text:span></text:p><text:p text:style-name="P30"><text:span text:style-name="T47">household_village</text:span></text:p><text:p text:style-name="P30"><text:span text:style-name="T47">household_human_id</text:span></text:p></draw:text-box></draw:frame><text:span text:style-name="T13"><text:tab/>Take a picture of the house from outside.</text:span></text:p>
      <text:p text:style-name="P1"><text:span text:style-name="T13"><text:tab/>Capture the GPS coordinates of the house.</text:span></text:p>
      <text:p text:style-name="P1"><text:span text:style-name="T13"><text:tab/>Select the village where the household is located.</text:span></text:p>
      <text:p text:style-name="P1"><text:span text:style-name="T13"><text:tab/>Add readable household ID</text:span></text:p>
      <text:p text:style-name="P21"><text:span text:style-name="T33"><text:tab/><text:tab/></text:span><text:span text:style-name="T34">If applicable, use the street address, otherwise </text:span><text:span text:style-name="T35">(ASK JOHN)</text:span><text:span text:style-name="T34"> </text:span></text:p>
      <text:p text:style-name="P2"/>
      <text:p text:style-name="P15"><text:span text:style-name="T8">C</text:span><text:span text:style-name="T9">ustomary_membership:</text:span></text:p>
      <text:p text:style-name="P25"><text:span text:style-name="T4"/></text:p>
      <text:p text:style-name="P1"><text:span text:style-name="T6">Text input for:</text:span></text:p>
      <text:p text:style-name="P1"><text:span text:style-name="T6"><text:tab/>Tokatoka:</text:span></text:p>
      <text:p text:style-name="P1"><text:span text:style-name="T6"><text:tab/>Yavusa:</text:span></text:p>
      <text:p text:style-name="P1"><text:span text:style-name="T6"><text:tab/>Mataqali:</text:span></text:p>
      <text:p text:style-name="P1"><text:span text:style-name="T6"><text:tab/></text:span><text:span text:style-name="T7">E</text:span><text:span text:style-name="T6">xtra notes:</text:span></text:p>
      <text:p text:style-name="P1"><text:span text:style-name="T3"/></text:p>
      <text:p text:style-name="P2"/>
      <text:p text:style-name="P7"><text:span text:style-name="T3">Household Member:</text:span></text:p>
      <text:p text:style-name="P7"><text:span text:style-name="T6"/></text:p>
      <text:p text:style-name="P7"><text:span text:style-name="T6"><text:tab/><text:tab/></text:span><text:span text:style-name="T5">B</text:span><text:span text:style-name="T4">asic demog</text:span></text:p>
      <text:p text:style-name="P7"><text:span text:style-name="T4"/></text:p>
      <text:p text:style-name="P7"><draw:frame text:anchor-type="paragraph" draw:z-index="1" draw:name="Shape1_0" draw:style-name="gr10" draw:text-style-name="P31" svg:width="4.301cm" svg:height="6.698cm" svg:x="-3.639cm" svg:y="0.035cm"><draw:text-box><text:p text:style-name="P30"><text:span text:style-name="T47">first_name</text:span></text:p><text:p text:style-name="P30"><text:span text:style-name="T47">last_name</text:span></text:p><text:p text:style-name="P30"><text:span text:style-name="T47">aka</text:span></text:p><text:p text:style-name="P30"><text:span text:style-name="T47"/></text:p><text:p text:style-name="P30"><text:span text:style-name="T47">age</text:span></text:p><text:p text:style-name="P30"><text:span text:style-name="T47">sex</text:span></text:p><text:p text:style-name="P30"><text:span text:style-name="T47">lives_fulltime</text:span></text:p><text:p text:style-name="P30"><text:span text:style-name="T47">notes</text:span></text:p><text:p text:style-name="P30"><text:span text:style-name="T47"/></text:p><text:p text:style-name="P30"><text:span text:style-name="T47">is_alive</text:span></text:p></draw:text-box></draw:frame><text:span text:style-name="T13"><text:tab/>Household members first name:</text:span></text:p>
      <text:p text:style-name="P7"><text:span text:style-name="T13"><text:tab/>Household members last name:</text:span></text:p>
      <text:p text:style-name="P9"><text:span text:style-name="T13"><text:tab/></text:span><text:span text:style-name="T15">Are they known by any other names?</text:span></text:p>
      <text:p text:style-name="P9"><text:span text:style-name="T16"><text:tab/><text:tab/><text:tab/></text:span><text:span text:style-name="T26">If more than one please separate by commas.</text:span></text:p>
      <text:p text:style-name="P7"><text:span text:style-name="T13"><text:tab/>Age:</text:span></text:p>
      <text:p text:style-name="P7"><text:span text:style-name="T13"><text:tab/>Sex:</text:span></text:p>
      <text:p text:style-name="P7"><text:span text:style-name="T13"><text:tab/></text:span><text:span text:style-name="T14">Does this person live here full time?</text:span></text:p>
      <text:p text:style-name="P7"><text:span text:style-name="T14"><text:tab/>Please add any relevant information to help data <text:tab/><text:tab/>analysis:</text:span></text:p>
      <text:p text:style-name="P7"><text:span text:style-name="T13"><text:tab/>Is this person alive: <text:s/>(default</text:span><text:span text:style-name="T14">s to</text:span><text:span text:style-name="T13"> yes)</text:span></text:p>
      <text:p text:style-name="P3"/>
      <text:p text:style-name="P10"><text:span text:style-name="T6"><text:tab/></text:span></text:p>
      <text:p text:style-name="P24"><text:span text:style-name="T6"><text:tab/></text:span><text:span text:style-name="T5">D</text:span><text:span text:style-name="T4">emog_continued</text:span></text:p>
      <text:p text:style-name="P3"><draw:frame text:anchor-type="paragraph" draw:z-index="2" draw:name="Shape1_1" draw:style-name="gr9" draw:text-style-name="P31" svg:width="4.956cm" svg:height="0.793cm" svg:x="-3.965cm" svg:y="0.429cm"><draw:text-box><text:p text:style-name="P30"><text:span text:style-name="T47">relation_to_head</text:span></text:p></draw:text-box></draw:frame></text:p>
      <text:p text:style-name="P7"><text:span text:style-name="T13"><text:tab/>What is </text:span><text:span text:style-name="T18">member</text:span><text:span text:style-name="T13">'s relation to the head of the <text:tab/>household? </text:span></text:p>
      <text:p text:style-name="P7"><text:span text:style-name="T13"><text:tab/><text:tab/><text:tab/><text:tab/>[</text:span><text:span text:style-name="T25">choices</text:span><text:span text:style-name="T13">]</text:span></text:p>
      <text:p text:style-name="P7"><text:span text:style-name="T25"><text:tab/><text:tab/><text:tab/></text:span><text:span text:style-name="T13">Head</text:span></text:p>
      <text:p text:style-name="P7"><text:span text:style-name="T13"><text:tab/><text:tab/><text:tab/>Spouse</text:span></text:p>
      <text:p text:style-name="P7"><text:span text:style-name="T13"><text:tab/><text:tab/><text:tab/>Son/Daughter</text:span></text:p>
      <text:p text:style-name="P7"><text:span text:style-name="T13"><text:tab/><text:tab/><text:tab/>Grandchild</text:span></text:p>
      <text:p text:style-name="P7"><text:span text:style-name="T13"><text:tab/><text:tab/><text:tab/>Father/Mother</text:span></text:p>
      <text:p text:style-name="P7"><text:span text:style-name="T13"><text:tab/><text:tab/><text:tab/>Sister/Brother</text:span></text:p>
      <text:p text:style-name="P7"><text:span text:style-name="T13"><text:tab/><text:tab/><text:tab/>Niece/Nephew</text:span></text:p>
      <text:p text:style-name="P7"><text:span text:style-name="T13"><text:tab/><text:tab/><text:tab/>Uncle/Aunt</text:span></text:p>
      <text:p text:style-name="P7"><text:span text:style-name="T13"><text:tab/><text:tab/><text:tab/>Son/Daughter-in-law</text:span></text:p>
      <text:p text:style-name="P7"><text:span text:style-name="T13"><text:tab/><text:tab/><text:tab/>Father/Mother-in-law</text:span></text:p>
      <text:p text:style-name="P7"><text:span text:style-name="T13"><text:tab/><text:tab/><text:tab/>Brother/Sister-in-law</text:span></text:p>
      <text:p text:style-name="P7"><text:span text:style-name="T13"><text:tab/><text:tab/><text:tab/>Grandparent</text:span></text:p>
      <text:p text:style-name="P7"><text:span text:style-name="T13"><text:tab/><text:tab/><text:tab/>Other relative</text:span></text:p>
      <text:p text:style-name="P7"><text:span text:style-name="T13"><text:tab/><text:tab/><text:tab/></text:span><text:span text:style-name="T14">N</text:span><text:span text:style-name="T13">on-relative<text:tab/></text:span></text:p>
      <text:p text:style-name="P7"><draw:frame text:anchor-type="paragraph" draw:z-index="3" draw:name="Shape1_2" draw:style-name="gr8" draw:text-style-name="P31" svg:width="4.301cm" svg:height="2.902cm" svg:x="-3.639cm" svg:y="0.534cm"><draw:text-box><text:p text:style-name="P30"><text:span text:style-name="T47">birthplace</text:span></text:p><text:p text:style-name="P30"><text:span text:style-name="T47"/></text:p><text:p text:style-name="P30"><text:span text:style-name="T47">marital_status</text:span></text:p><text:p text:style-name="P30"><text:span text:style-name="T49"/></text:p><text:p text:style-name="P30"><text:span text:style-name="T49"/></text:p></draw:text-box></draw:frame><text:span text:style-name="T13"/></text:p>
      <text:p text:style-name="P10"><text:span text:style-name="T13"><text:tab/>Where was </text:span><text:span text:style-name="T19">member</text:span><text:span text:style-name="T13"> born?</text:span></text:p>
      <text:p text:style-name="P4"/>
      <text:p text:style-name="P7"><text:span text:style-name="T13"><text:tab/>What is </text:span><text:span text:style-name="T19">member</text:span><text:span text:style-name="T13">'s marital status?</text:span></text:p>
      <text:p text:style-name="P7"><text:span text:style-name="T13"><text:tab/><text:tab/><text:tab/><text:tab/>[</text:span><text:span text:style-name="T25">choices</text:span><text:span text:style-name="T13">]</text:span></text:p>
      <text:p text:style-name="P7"><text:span text:style-name="T25"><text:tab/><text:tab/><text:tab/></text:span><text:span text:style-name="T13">Married</text:span></text:p>
      <text:p text:style-name="P7"><text:span text:style-name="T13"><text:tab/><text:tab/><text:tab/>Never Married</text:span></text:p>
      <text:p text:style-name="P7"><text:span text:style-name="T13"><text:tab/><text:tab/><text:tab/>Divorced</text:span></text:p>
      <text:p text:style-name="P7"><text:span text:style-name="T13"><text:tab/><text:tab/><text:tab/>Separated</text:span></text:p>
      <text:p text:style-name="P7"><text:span text:style-name="T13"><text:tab/><text:tab/><text:tab/>Widowed</text:span></text:p>
      <text:p text:style-name="P4"><draw:frame text:anchor-type="paragraph" draw:z-index="4" draw:name="Shape1_3" draw:style-name="gr7" draw:text-style-name="P31" svg:width="4.527cm" svg:height="1.841cm" svg:x="-3.93cm" svg:y="0.55cm"><draw:text-box><text:p text:style-name="P30"><text:span text:style-name="T47">education_years</text:span></text:p><text:p text:style-name="P30"><text:span text:style-name="T47">has_children</text:span></text:p><text:p text:style-name="P30"><text:span text:style-name="T47">person_photo</text:span></text:p></draw:text-box></draw:frame></text:p>
      <text:p text:style-name="P8"><text:span text:style-name="T13"><text:tab/>How many years of education has </text:span><text:span text:style-name="T19">member</text:span><text:span text:style-name="T13"> had?</text:span></text:p>
      <text:p text:style-name="P8"><text:span text:style-name="T13"><text:tab/>Does </text:span><text:span text:style-name="T19">member</text:span><text:span text:style-name="T13"> have any children?</text:span></text:p>
      <text:p text:style-name="P7"><text:span text:style-name="T13"><text:tab/>Please take a photo of the household member</text:span></text:p>
      <text:p text:style-name="P5"/>
      <text:p text:style-name="P5"/>
      <text:p text:style-name="P11"><text:span text:style-name="T28"/></text:p>
      <text:p text:style-name="P23"><text:span text:style-name="T28">Marriages</text:span></text:p>
      <text:p text:style-name="P16"><text:span text:style-name="T31">In this section we create links between two people.</text:span></text:p>
      <text:p text:style-name="P16"><text:span text:style-name="T31">If the second person does not live in the household, we create a new record via the </text:span><text:span text:style-name="T30">Household Member</text:span><text:span text:style-name="T31"> form.</text:span></text:p>
      <text:p text:style-name="P18"><draw:frame text:anchor-type="paragraph" draw:z-index="5" draw:name="Shape1_4" draw:style-name="gr6" draw:text-style-name="P31" svg:width="4.527cm" svg:height="4.448cm" svg:x="-4.553cm" svg:y="0.291cm"><draw:text-box><text:p text:style-name="P30"><text:span text:style-name="T47">This section creates an edge list between two household member nodes.</text:span></text:p><text:p text:style-name="P30"><text:span text:style-name="T47"/></text:p><text:p text:style-name="P30"><text:span text:style-name="T48">Refer to dev docs for output</text:span></text:p></draw:text-box></draw:frame><text:span text:style-name="T29"><text:tab/></text:span></text:p>
      <text:p text:style-name="P11"><text:span text:style-name="T17"><text:tab/></text:span><text:span text:style-name="T21">M</text:span><text:span text:style-name="T20">arriage list page:</text:span></text:p>
      <text:p text:style-name="P11"><text:span text:style-name="T27"><text:tab/></text:span><text:span text:style-name="T13">Add as many entries as needed to cover all <text:tab/>relationships resulting in offspring.</text:span></text:p>
      <text:p text:style-name="P5"/>
      <text:p text:style-name="P11"><text:span text:style-name="T13"><text:tab/></text:span><text:span text:style-name="T21">M</text:span><text:span text:style-name="T22">arriages </text:span><text:span text:style-name="T20">questions:</text:span></text:p>
      <text:p text:style-name="P11"><text:span text:style-name="T13"><text:tab/>Select the people in a relationship within household. </text:span></text:p>
      <text:p text:style-name="P11"><text:span text:style-name="T13"><text:tab/><text:tab/></text:span></text:p>
      <text:p text:style-name="P11"><text:span text:style-name="T13"><text:tab/>If any relationship with someone outside of the <text:tab/>current <text:tab/>household has resulted in offspring, add the <text:tab/>other person <text:tab/>to the roster.<text:tab/><text:tab/></text:span></text:p>
      <text:p text:style-name="P5"/>
      <text:p text:style-name="P5"/>
      <text:p text:style-name="P5"/>
      <text:p text:style-name="P5"/>
      <text:p text:style-name="P5"/>
      <text:p text:style-name="P11"><text:span text:style-name="T28">Families</text:span></text:p>
      <text:p text:style-name="P17"><text:span text:style-name="T31">In this section we create links between </text:span><text:span text:style-name="T32">marriages and offspring</text:span><text:span text:style-name="T31">.</text:span></text:p>
      <text:p text:style-name="P6">If the <text:span text:style-name="T45">offspring</text:span> does not live in the household, we create a new record via the <text:span text:style-name="T44">Household Member</text:span> form.</text:p>
      <text:p text:style-name="P6"/>
      <text:p text:style-name="P11"><draw:frame text:anchor-type="paragraph" draw:z-index="6" draw:name="Shape1_5" draw:style-name="gr5" draw:text-style-name="P31" svg:width="4.527cm" svg:height="5.003cm" svg:x="-4.517cm" svg:y="0.344cm"><draw:text-box><text:p text:style-name="P30"><text:span text:style-name="T47">This section creates an edge list between a marriage node and a member node.</text:span></text:p><text:p text:style-name="P30"><text:span text:style-name="T48"/></text:p><text:p text:style-name="P30"><text:span text:style-name="T48">Refer to dev docs for output</text:span></text:p></draw:text-box></draw:frame><text:span text:style-name="T17"><text:tab/></text:span><text:span text:style-name="T23">F</text:span><text:span text:style-name="T20">amilies list page:</text:span></text:p>
      <text:p text:style-name="P11"><text:span text:style-name="T27"><text:tab/></text:span><text:span text:style-name="T13">Create family lists of offspring resulting from the <text:tab/>marriages input in previous question:</text:span></text:p>
      <text:p text:style-name="P5"/>
      <text:p text:style-name="P11"><text:span text:style-name="T17"><text:tab/></text:span><text:span text:style-name="T23">F</text:span><text:span text:style-name="T20">amily creation page:</text:span></text:p>
      <text:p text:style-name="P11"><text:span text:style-name="T17"><text:tab/></text:span><text:span text:style-name="T36">Select the child and the marriage combination which <text:tab/>represents their biological parents:</text:span></text:p>
      <text:p text:style-name="P12"/>
      <text:p text:style-name="P11"><text:span text:style-name="T36"><text:tab/>If the person is not on the list, add them to the roster: </text:span><text:span text:style-name="T38"><text:tab/></text:span><text:span text:style-name="T39">Please enter info on child not living in household to <text:tab/>the best of your ability</text:span></text:p>
      <text:p text:style-name="P14"/>
      <text:p text:style-name="P12"/>
      <text:p text:style-name="P11"><text:span text:style-name="T43"/></text:p>
      <text:p text:style-name="P23"><text:span text:style-name="T43">Asset_Wealth</text:span></text:p>
      <text:p text:style-name="P11"><draw:frame text:anchor-type="paragraph" draw:z-index="7" draw:name="Shape1_6" draw:style-name="gr4" draw:text-style-name="P31" svg:width="4.527cm" svg:height="2.301cm" svg:x="-4.759cm" svg:y="0.24cm"><draw:text-box><text:p text:style-name="P30"><text:span text:style-name="T47">asset_wealth</text:span></text:p><text:p text:style-name="P30"><text:span text:style-name="T47">(comma separated list of items)</text:span></text:p></draw:text-box></draw:frame><text:span text:style-name="T43"/></text:p>
      <text:p text:style-name="Text_20_body"><text:span text:style-name="T36">Select which of the following items are present in the household: </text:span><text:span text:style-name="T37">(</text:span><text:span text:style-name="T38">List generated from free listing questionnaire</text:span><text:span text:style-name="T41">)</text:span></text:p>
      <text:p text:style-name="P13"/>
      <text:p text:style-name="P11"><text:span text:style-name="T42"><text:tab/></text:span><text:span text:style-name="T43">Income</text:span></text:p>
      <text:p text:style-name="P11"><text:span text:style-name="T43"/></text:p>
      <text:p text:style-name="P11"><text:span text:style-name="T37"><text:tab/>A</text:span><text:span text:style-name="T36">sk head </text:span><text:span text:style-name="T37">of household</text:span><text:span text:style-name="T36">::</text:span></text:p>
      <text:p text:style-name="P11"><draw:frame text:anchor-type="paragraph" draw:z-index="8" draw:name="Shape1_7" draw:style-name="gr3" draw:text-style-name="P29" svg:width="6.508cm" svg:height="3.506cm" svg:x="-5.034cm" svg:y="0.069cm"><draw:text-box><text:p><text:span text:style-name="T47">income_head_amount</text:span></text:p><text:p><text:span text:style-name="T47"/></text:p><text:p><text:span text:style-name="T47">income_head_source</text:span></text:p><text:p><text:span text:style-name="T47">income_spouse_amount</text:span></text:p><text:p><text:span text:style-name="T47"/></text:p><text:p><text:span text:style-name="T47">income_spouse_source</text:span></text:p></draw:text-box></draw:frame><text:span text:style-name="T42"><text:tab/><text:tab/></text:span><text:span text:style-name="T13">How much money did you earn in the past <text:tab/><text:tab/><text:tab/><text:tab/>week?</text:span></text:p>
      <text:p text:style-name="P11"><text:span text:style-name="T38"><text:tab/><text:tab/></text:span><text:span text:style-name="T13">How did you earn this money?</text:span></text:p>
      <text:p text:style-name="P11"><text:span text:style-name="T13"><text:tab/><text:tab/>How much money did your spouse earn in the <text:tab/><text:tab/><text:tab/>past week?</text:span></text:p>
      <text:p text:style-name="P11"><text:span text:style-name="T13"><text:tab/><text:tab/>How did they earn this money?</text:span></text:p>
      <text:p text:style-name="P5"/>
      <text:p text:style-name="P5"/>
      <text:p text:style-name="P5"/>
      <text:p text:style-name="P11"><text:span text:style-name="T28">Food_security</text:span></text:p>
      <text:p text:style-name="P11"><text:span text:style-name="T28"/></text:p>
      <text:p text:style-name="P11"><text:span text:style-name="T13">In the last year has your household had enough food for three meals a day?</text:span></text:p>
      <text:p text:style-name="P5"><draw:frame text:anchor-type="paragraph" draw:z-index="9" draw:name="Shape1_8" draw:style-name="gr2" draw:text-style-name="P29" svg:width="4.116cm" svg:height="0.632cm" svg:x="-4.914cm" svg:y="0.429cm"><draw:text-box><text:p><text:span text:style-name="T47">food_security</text:span></text:p></draw:text-box></draw:frame></text:p>
      <text:p text:style-name="P11"><text:span text:style-name="T13"><text:tab/><text:tab/></text:span><text:span text:style-name="T24">[</text:span><text:span text:style-name="T25">choices</text:span><text:span text:style-name="T13">]</text:span></text:p>
      <text:p text:style-name="P11"><text:span text:style-name="T13"><text:tab/>1 Always had enough</text:span></text:p>
      <text:p text:style-name="P11"><text:span text:style-name="T13"><text:tab/>2 Always had enough, but sometimes food was of low <text:tab/>quality</text:span></text:p>
      <text:p text:style-name="P11"><text:span text:style-name="T13"><text:tab/>3 Didn’t have enough a few times a year<text:tab/><text:tab/></text:span></text:p>
      <text:p text:style-name="P11"><text:span text:style-name="T13"><text:tab/>4 Didn’t have enough a few times a month</text:span></text:p>
      <text:p text:style-name="P11"><text:span text:style-name="T13"><text:tab/>5 Didn’t have enough a few times a week</text:span></text:p>
      <text:p text:style-name="P11"><text:span text:style-name="T13"><text:tab/>6 Never or almost never had enough</text:span></text:p>
      <text:p text:style-name="P5"/>
      <text:p text:style-name="P11"><text:span text:style-name="T28">Crops_fishing</text:span></text:p>
      <text:p text:style-name="P11"><text:span text:style-name="T28"/></text:p>
      <text:p text:style-name="P11"><draw:frame text:anchor-type="paragraph" draw:z-index="10" draw:name="Shape1_9" draw:style-name="gr2" draw:text-style-name="P29" svg:width="4.116cm" svg:height="5.003cm" svg:x="-5.034cm" svg:y="0.03cm"><draw:text-box><text:p><text:span text:style-name="T47">crops_kava</text:span></text:p><text:p><text:span text:style-name="T47"/></text:p><text:p><text:span text:style-name="T47">crops_taro</text:span></text:p><text:p><text:span text:style-name="T47"/></text:p><text:p><text:span text:style-name="T47">crops_cassava</text:span></text:p><text:p><text:span text:style-name="T47"/></text:p><text:p><text:span text:style-name="T47">fish_days</text:span></text:p><text:p><text:span text:style-name="T47"/></text:p><text:p><text:span text:style-name="T47">fish_catch</text:span></text:p></draw:text-box></draw:frame><text:span text:style-name="T13">Approximately how many kava plants do you have currently under cultivation?</text:span></text:p>
      <text:p text:style-name="P1"><text:span text:style-name="T13">Approximately how many taro plants do you have currently under cultivation?</text:span></text:p>
      <text:p text:style-name="P1"><text:span text:style-name="T13">Approximately how many cassava plants do you have currently under cultivation?</text:span></text:p>
      <text:p text:style-name="P1"><text:span text:style-name="T13">In an average week, how many days do members of your household go fishing?</text:span></text:p>
      <text:p text:style-name="P1"><text:span text:style-name="T13">On average, how many fish are caught when out fishing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Sans1" svg:font-family="'Lucida Sans'" style:font-family-generic="swiss"/>
    <style:font-face style:name="Andale Mono" svg:font-family="'Andale Mono'" style:font-pitch="variable"/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loext:opacity="0%" style:font-name="Liberation Serif" fo:font-size="12pt" fo:language="en" fo:country="N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6.161cm" fo:margin-right="2.088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9-06T10:57:28.737533125</dc:date>
    <meta:editing-duration>PT32M</meta:editing-duration>
    <meta:editing-cycles>6</meta:editing-cycles>
    <meta:generator>LibreOffice/7.1.2.2$MacOSX_X86_64 LibreOffice_project/8a45595d069ef5570103caea1b71cc9d82b2aae4</meta:generator>
    <meta:document-statistic meta:table-count="0" meta:image-count="0" meta:object-count="0" meta:page-count="4" meta:paragraph-count="96" meta:word-count="531" meta:character-count="3384" meta:non-whitespace-character-count="2790"/>
  </office:meta>
</office:document-meta>
</file>